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 style:list-style-name="L9">
      <style:text-properties officeooo:rsid="001bc2e5" officeooo:paragraph-rsid="001bc2e5"/>
    </style:style>
    <style:style style:name="P3" style:family="paragraph" style:parent-style-name="Standard">
      <style:paragraph-properties fo:text-align="justify" style:justify-single-word="false"/>
      <style:text-properties officeooo:rsid="001bc2e5" officeooo:paragraph-rsid="001bc2e5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14b86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20f403" style:font-size-asian="14pt" style:font-size-complex="14pt"/>
    </style:style>
    <style:style style:name="P7" style:family="paragraph" style:parent-style-name="Standard" style:list-style-name="L8">
      <style:paragraph-properties fo:text-align="justify" style:justify-single-word="false"/>
      <style:text-properties fo:font-size="14pt" officeooo:paragraph-rsid="001bc2e5" style:font-size-asian="14pt" style:font-size-complex="14pt"/>
    </style:style>
    <style:style style:name="P8" style:family="paragraph" style:parent-style-name="Standard" style:list-style-name="L6">
      <style:paragraph-properties fo:text-align="justify" style:justify-single-word="false"/>
      <style:text-properties fo:font-size="14pt" officeooo:paragraph-rsid="0014b8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paragraph-rsid="001ac6e7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officeooo:paragraph-rsid="000e0faa" style:font-size-asian="14pt" style:font-size-complex="14pt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4pt" officeooo:paragraph-rsid="0010df24" style:font-size-asian="14pt" style:font-size-complex="14pt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4pt" officeooo:paragraph-rsid="00167632" style:font-size-asian="14pt" style:font-size-complex="14pt"/>
    </style:style>
    <style:style style:name="P13" style:family="paragraph" style:parent-style-name="Standard" style:list-style-name="L4">
      <style:paragraph-properties fo:text-align="justify" style:justify-single-word="false"/>
      <style:text-properties fo:font-size="14pt" officeooo:paragraph-rsid="001a1693" style:font-size-asian="14pt" style:font-size-complex="14pt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4pt" officeooo:paragraph-rsid="0010df24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paragraph-rsid="0010df24" style:font-size-asian="14pt" style:font-size-complex="14pt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4pt" officeooo:paragraph-rsid="0010df24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14b860" officeooo:paragraph-rsid="0014b860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fe9f2" officeooo:paragraph-rsid="000fe9f2" style:font-size-asian="14pt" style:font-size-complex="14pt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4pt" officeooo:rsid="0010df24" officeooo:paragraph-rsid="00167632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1bc2e5" officeooo:paragraph-rsid="001bc2e5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985af"/>
    </style:style>
    <style:style style:name="T1" style:family="text">
      <style:text-properties officeooo:rsid="000985af"/>
    </style:style>
    <style:style style:name="T2" style:family="text">
      <style:text-properties officeooo:rsid="000e0faa"/>
    </style:style>
    <style:style style:name="T3" style:family="text">
      <style:text-properties officeooo:rsid="0010df24"/>
    </style:style>
    <style:style style:name="T4" style:family="text">
      <style:text-properties officeooo:rsid="0012b975"/>
    </style:style>
    <style:style style:name="T5" style:family="text">
      <style:text-properties officeooo:rsid="0014b86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860" style:font-weight-asian="bold" style:font-weight-complex="bold"/>
    </style:style>
    <style:style style:name="T8" style:family="text">
      <style:text-properties officeooo:rsid="00167632"/>
    </style:style>
    <style:style style:name="T9" style:family="text">
      <style:text-properties officeooo:rsid="0016e1ed"/>
    </style:style>
    <style:style style:name="T10" style:family="text">
      <style:text-properties officeooo:rsid="001bc2e5"/>
    </style:style>
    <style:style style:name="T11" style:family="text">
      <style:text-properties officeooo:rsid="001f0ea3"/>
    </style:style>
    <style:style style:name="T12" style:family="text">
      <style:text-properties officeooo:rsid="0020f4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CS 6144/8144 Course Project <text:span text:style-name="T1">Plan Report</text:span></text:p>
      <text:p text:style-name="Standard"/>
      <text:p text:style-name="Standard"><text:span text:style-name="T1">Project Title: </text:span>Understand Linux OS via Modern Tool (Systemtap)</text:p>
      <text:p text:style-name="P21"><text:span text:style-name="T1">Prepared by: Abdullah Al Raqibul Islam (UNCC ID # 801151189)</text:span></text:p>
      <text:p text:style-name="Standard"/>
      <text:p text:style-name="P5"><text:span text:style-name="T4">The main purpose of this project will be to understand and observe the internal behaviors and performance characteristics of Linux operating system. Additionally, I will try to explore the relations between some of these quantities. For doing this, I will use a dynamic tracing tool, named Systemtap.</text:span></text:p>
      <text:p text:style-name="P5"/>
      <text:p text:style-name="P6">SystemTap is <text:span text:style-name="T10">both </text:span>scripting <text:span text:style-name="T10">language and</text:span> tool which can be used for profiling program <text:span text:style-name="T10">on</text:span> Linux kernel-based operating systems in runtime. <text:span text:style-name="T12">SystemTap scripts are generally focuses on tracking events.</text:span> Systemtap scripts may be executed with one of three <text:span text:style-name="T10">following</text:span> backends:</text:p>
      <text:list xml:id="list1825008731" text:style-name="L8">
        <text:list-item>
          <text:p text:style-name="P7"><text:span text:style-name="T10">L</text:span>oadable kernel module <text:span text:style-name="T10">(</text:span>has the fullest capability to inspect and manipulate any part of the system, requires most privilege<text:span text:style-name="T10">)</text:span></text:p>
        </text:list-item>
        <text:list-item>
          <text:p text:style-name="P7">DynInst <text:span text:style-name="T10">(using </text:span>to instrument the user's own user-space programs only, requires least privilege<text:span text:style-name="T10">)</text:span></text:p>
        </text:list-item>
        <text:list-item>
          <text:p text:style-name="P7">BPF <text:span text:style-name="T10">(</text:span>limited to the Linux kernel interpreter's capabilities, requires an intermediate level of privilege<text:span text:style-name="T10">)</text:span></text:p>
        </text:list-item>
      </text:list>
      <text:p text:style-name="P5"/>
      <text:p text:style-name="P17"><text:span text:style-name="T6">Background Study: </text:span>Initially I need to perform the following background study</text:p>
      <text:list xml:id="list896392965" text:style-name="L6">
        <text:list-item>
          <text:p text:style-name="P8"><text:span text:style-name="T5">Systemtap and what it can do</text:span></text:p>
        </text:list-item>
        <text:list-item>
          <text:p text:style-name="P8"><text:span text:style-name="T5">H</text:span>ow to profile/debug/optimize complex system in runtime</text:p>
        </text:list-item>
      </text:list>
      <text:p text:style-name="P4"/>
      <text:p text:style-name="P9"><text:span text:style-name="T7">Platform for the project:</text:span><text:span text:style-name="T5"> I will perform the necessary experiments for this project on operating system centos7. I already have installed centos7 on a virtual machine (VirtualBox).</text:span></text:p>
      <text:p text:style-name="P9"/>
      <text:p text:style-name="P5"><text:span text:style-name="T7">Project structure:</text:span><text:span text:style-name="T5"> </text:span>This project <text:span text:style-name="T2">will have</text:span> <text:span text:style-name="T5">two</text:span> parts,</text:p>
      <text:list xml:id="list183427597" text:style-name="L1">
        <text:list-item>
          <text:p text:style-name="P10"><text:span text:style-name="T2">W</text:span>rit<text:span text:style-name="T2">ing</text:span> <text:span text:style-name="T2">several</text:span> SystemTap <text:span text:style-name="T2">s</text:span>cripts and some analytic programs (using C/<text:span text:style-name="T2">C++</text:span>) to gain deep understanding about the various parts of the Linux Operating System.</text:p>
        </text:list-item>
        <text:list-item>
          <text:p text:style-name="P10"><text:span text:style-name="T2">W</text:span>ill develop <text:span text:style-name="T2">a</text:span> visualization tool <text:span text:style-name="T5">(D3J)</text:span> to present <text:span text:style-name="T2">the experiments done.</text:span></text:p>
        </text:list-item>
      </text:list>
      <text:p text:style-name="P4"/>
      <text:p text:style-name="P18"><text:span text:style-name="T7">Project Plan: </text:span>To gain deep understanding about the various parts of the Linux Operating System, I will try to conduct the following experiments using SystemTap:</text:p>
      <text:p text:style-name="P18"/>
      <text:list xml:id="list3157770991" text:style-name="L2">
        <text:list-item>
          <text:p text:style-name="P11"><text:span text:style-name="T3">By the meadterm, I will try to cover the following things</text:span></text:p>
        </text:list-item>
      </text:list>
      <text:list xml:id="list3514413891" text:style-name="L4">
        <text:list-item>
          <text:list>
            <text:list-item>
              <text:p text:style-name="P12">Understand OS Kernel: Addresses and contents of user frame and kernel frame <text:span text:style-name="T8">of a </text:span>user process.</text:p>
            </text:list-item>
            <text:list-item>
              <text:p text:style-name="P13"><text:soft-page-break/>Understand Processes: Parent-Child tree of an process <text:span text:style-name="T8">as well as d</text:span>etailed process <text:span text:style-name="T8">specific</text:span> information <text:span text:style-name="T8">i.e. </text:span>executable files, <text:span text:style-name="T8">command </text:span>line arguments, environment variables, uid, gid, cpuid, <text:span text:style-name="T8">etc</text:span>. <text:span text:style-name="T8">Also observe, </text:span>how long it takes before your user process actually starts to execute its main.</text:p>
            </text:list-item>
            <text:list-item>
              <text:p text:style-name="P14">Understand System Call<text:span text:style-name="T3">s: With time duration, observe</text:span> all the system calls issued by a process or in the whole system in a given period of time.</text:p>
            </text:list-item>
          </text:list>
        </text:list-item>
      </text:list>
      <text:p text:style-name="P15"/>
      <text:list xml:id="list142942879927711" text:continue-list="list3157770991" text:style-name="L2">
        <text:list-item>
          <text:p text:style-name="P11"><text:span text:style-name="T3">By the end of the semester, I will try to cover multiple experiments from the following list</text:span></text:p>
        </text:list-item>
      </text:list>
      <text:list xml:id="list3967639020" text:style-name="L3">
        <text:list-item>
          <text:list>
            <text:list-item>
              <text:p text:style-name="P19">Understand Context Switch: <text:span text:style-name="T8">Observing </text:span>how often and how long task scheduling and context switch <text:span text:style-name="T8">occur.</text:span></text:p>
            </text:list-item>
            <text:list-item>
              <text:p text:style-name="P16">Understand Schedule<text:span text:style-name="T3">r: Observing the </text:span>latency between a thread being woken up and it actually being dispatched to a CPU. <text:span text:style-name="T9">T</text:span>rac<text:span text:style-name="T9">ing</text:span> the amount of time that each process spends in running, sleeping, queuing, and waiting for io. Show how often and how long process scheduling takes.</text:p>
            </text:list-item>
            <text:list-item>
              <text:p text:style-name="P16">Understand Virtual Memory System: <text:span text:style-name="T9">T</text:span>rac<text:span text:style-name="T9">ing</text:span> page faults, user space frees, page ins, copy on writes and unmaps. <text:span text:style-name="T9">T</text:span>rac<text:span text:style-name="T9">ing</text:span> and analy<text:span text:style-name="T9">zing</text:span> memory usage of a user process, identify the memory leak.</text:p>
            </text:list-item>
            <text:list-item>
              <text:p text:style-name="P16">Understand Virtual File System: Record<text:span text:style-name="T9">ing</text:span> file open/close/read/write/mmap operations done by process. <text:span text:style-name="T9">Will s</text:span>tore these ops in a per-process way (together with the info of processes). Trac<text:span text:style-name="T9">ing</text:span> slow file system synchronous reads and writes.</text:p>
            </text:list-item>
          </text:list>
        </text:list-item>
      </text:list>
      <text:p text:style-name="P2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1:33:48.593105872</meta:creation-date>
    <meta:generator>LibreOffice/6.0.7.3$Linux_X86_64 LibreOffice_project/00m0$Build-3</meta:generator>
    <dc:date>2019-09-24T14:29:41.679527909</dc:date>
    <meta:editing-duration>PT4H11M42S</meta:editing-duration>
    <meta:editing-cycles>13</meta:editing-cycles>
    <meta:document-statistic meta:table-count="0" meta:image-count="0" meta:object-count="0" meta:page-count="2" meta:paragraph-count="25" meta:word-count="527" meta:character-count="3337" meta:non-whitespace-character-count="2851"/>
  </office:meta>
</office:document-meta>
</file>